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ff49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2a9a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dcdfb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a9e2a9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xml:id="id1" draw:id="id1" draw:layer="layout" svg:width="3.81cm" svg:height="1.588cm" svg:x="1.27cm" svg:y="1.587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81cm" svg:height="1.588cm" svg:x="6.032cm" svg:y="11.112cm">
          <text:p text:style-name="P1">j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588cm" svg:x="5.715cm" svg:y="4.763cm">
          <text:p text:style-name="P1">css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1.588cm" svg:x="16.51cm" svg:y="11.112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1cm" svg:height="1.588cm" svg:x="6.032cm" svg:y="7.937cm">
          <text:p text:style-name="P1">jque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75cm" svg:y1="3.175cm" svg:x2="5.715cm" svg:y2="5.557cm" draw:start-shape="id1" draw:start-glue-point="2" draw:end-shape="id2" draw:end-glue-point="3" svg:d="M3175 3175v2382h2540">
          <text:p/>
        </draw:connector>
        <draw:connector draw:style-name="gr4" draw:text-style-name="P1" draw:layer="layout" svg:x1="3.175cm" svg:y1="3.175cm" svg:x2="6.032cm" svg:y2="8.731cm" draw:start-shape="id1" draw:start-glue-point="2" draw:end-shape="id3" draw:end-glue-point="3" svg:d="M3175 3175v5556h2857">
          <text:p/>
        </draw:connector>
        <draw:connector draw:style-name="gr4" draw:text-style-name="P1" draw:layer="layout" svg:x1="3.175cm" svg:y1="3.175cm" svg:x2="6.032cm" svg:y2="11.906cm" draw:start-shape="id1" draw:start-glue-point="2" draw:end-shape="id4" draw:end-glue-point="3" svg:d="M3175 3175v8731h2857">
          <text:p/>
        </draw:connector>
        <draw:connector draw:style-name="gr5" draw:text-style-name="P1" draw:layer="layout" draw:type="line" svg:x1="9.842cm" svg:y1="11.906cm" svg:x2="16.51cm" svg:y2="11.906cm" draw:start-shape="id4" draw:start-glue-point="1" draw:end-shape="id5" draw:end-glue-point="3" svg:d="M9842 11906h6668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custom-shape draw:style-name="gr7" draw:text-style-name="P1" draw:layer="layout" svg:width="3.81cm" svg:height="1.588cm" svg:x="6.35cm" svg:y="0.952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0.952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81cm" svg:height="1.588cm" svg:x="17.462cm" svg:y="0.952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6.35cm" svg:y="3.81cm">
          <text:p text:style-name="P1">fe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6.35cm">
          <text:p text:style-name="P1">moth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10.794cm">
          <text:p text:style-name="P1">jam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13.334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6.35cm" svg:y="6.3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3.81cm"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0.952cm" svg:y="8.572cm">
          <text:p text:style-name="P1">minions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.81cm" svg:height="1.27cm" svg:x="22.225cm" svg:y="4.762cm">
          <text:p text:style-name="P1">startFeed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81cm" svg:height="1.27cm" svg:x="22.225cm" svg:y="6.667cm">
          <text:p text:style-name="P1">getBook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81cm" svg:height="1.27cm" svg:x="22.225cm" svg:y="8.572cm">
          <text:p text:style-name="P1">syncBuffer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81cm" svg:height="1.27cm" svg:x="22.225cm" svg:y="10.477cm">
          <text:p text:style-name="P1">stopSock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81cm" svg:height="1.27cm" svg:x="22.225cm" svg:y="12.38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81cm" svg:height="1.27cm" svg:x="22.225cm" svg:y="14.287cm">
          <text:p text:style-name="P1">bug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3.81cm" svg:height="1.27cm" svg:x="22.225cm" svg:y="16.192cm">
          <text:p text:style-name="P1">getMo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5.397cm" draw:start-shape="id6" draw:start-glue-point="2" draw:end-shape="id7" draw:end-glue-point="3" svg:d="M19367 2540v2857h2858">
          <text:p/>
        </draw:connector>
        <draw:connector draw:style-name="gr4" draw:text-style-name="P1" draw:layer="layout" svg:x1="19.367cm" svg:y1="2.54cm" svg:x2="22.225cm" svg:y2="7.302cm" draw:start-shape="id6" draw:start-glue-point="2" draw:end-shape="id8" draw:end-glue-point="3" svg:d="M19367 2540v4762h2858">
          <text:p/>
        </draw:connector>
        <draw:connector draw:style-name="gr4" draw:text-style-name="P1" draw:layer="layout" svg:x1="19.367cm" svg:y1="2.54cm" svg:x2="22.225cm" svg:y2="9.207cm" draw:start-shape="id6" draw:start-glue-point="2" draw:end-shape="id9" draw:end-glue-point="3" svg:d="M19367 2540v6667h2858">
          <text:p/>
        </draw:connector>
        <draw:connector draw:style-name="gr4" draw:text-style-name="P1" draw:layer="layout" svg:x1="19.367cm" svg:y1="2.54cm" svg:x2="22.225cm" svg:y2="11.112cm" draw:start-shape="id6" draw:start-glue-point="2" draw:end-shape="id10" draw:end-glue-point="3" svg:d="M19367 2540v8572h2858">
          <text:p/>
        </draw:connector>
        <draw:connector draw:style-name="gr4" draw:text-style-name="P1" draw:layer="layout" svg:x1="19.367cm" svg:y1="2.54cm" svg:x2="22.225cm" svg:y2="13.017cm" draw:start-shape="id6" draw:start-glue-point="2" draw:end-shape="id11" draw:end-glue-point="3" svg:d="M19367 2540v10477h2858">
          <text:p/>
        </draw:connector>
        <draw:connector draw:style-name="gr4" draw:text-style-name="P1" draw:layer="layout" svg:x1="19.367cm" svg:y1="2.54cm" svg:x2="22.225cm" svg:y2="14.922cm" draw:start-shape="id6" draw:start-glue-point="2" draw:end-shape="id12" draw:end-glue-point="3" svg:d="M19367 2540v12382h2858">
          <text:p/>
        </draw:connector>
        <draw:connector draw:style-name="gr4" draw:text-style-name="P1" draw:layer="layout" svg:x1="19.367cm" svg:y1="2.54cm" svg:x2="22.225cm" svg:y2="16.827cm" draw:start-shape="id6" draw:start-glue-point="2" draw:end-shape="id13" draw:end-glue-point="3" svg:d="M19367 2540v14287h2858">
          <text:p/>
        </draw:connector>
        <draw:custom-shape draw:style-name="gr7" draw:text-style-name="P1" xml:id="id14" draw:id="id14" draw:layer="layout" svg:width="3.81cm" svg:height="1.27cm" svg:x="22.225cm" svg:y="18.097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367cm" svg:y1="2.54cm" svg:x2="22.225cm" svg:y2="18.732cm" draw:start-shape="id6" draw:start-glue-point="2" draw:end-shape="id14" draw:end-glue-point="3" svg:d="M19367 2540v16192h2858">
          <text:p/>
        </draw:connector>
        <draw:custom-shape draw:style-name="gr7" draw:text-style-name="P1" xml:id="id15" draw:id="id15" draw:layer="layout" svg:width="3.81cm" svg:height="1.27cm" svg:x="22.225cm" svg:y="3.175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3.81cm" draw:start-shape="id6" draw:start-glue-point="2" draw:end-shape="id15" draw:end-glue-point="3" svg:d="M19367 2540v1270h2858">
          <text:p/>
        </draw:connecto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custom-shape draw:style-name="gr7" draw:text-style-name="P2" xml:id="id16" draw:id="id16" draw:layer="layout" svg:width="3.81cm" svg:height="1.27cm" svg:x="6.35cm" svg:y="0.635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3.81cm" svg:height="1.27cm" svg:x="23.495cm" svg:y="0.952cm">
          <text:p text:style-name="P1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" draw:id="id27" draw:layer="layout" svg:width="2.858cm" svg:height="1.27cm" svg:x="1.587cm" svg:y="14.287cm">
          <text:p text:style-name="P1"><text:span text:style-name="T1">w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8" draw:id="id28" draw:layer="layout" svg:width="2.858cm" svg:height="1.27cm" svg:x="1.587cm" svg:y="12.065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9" draw:id="id29" draw:layer="layout" svg:width="2.858cm" svg:height="1.27cm" svg:x="1.587cm" svg:y="9.842cm">
          <text:p text:style-name="P1"><text:span text:style-name="T1">e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3" draw:id="id33" draw:layer="layout" svg:width="2.858cm" svg:height="1.27cm" svg:x="2.539cm" svg:y="6.667cm">
          <text:p text:style-name="P1"><text:span text:style-name="T1">cli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3.811cm" svg:height="1.27cm" svg:x="9.525cm" svg:y="2.54cm">
          <text:p text:style-name="P1"><text:span text:style-name="T1">docRead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9.525cm" svg:y2="3.175cm" draw:start-shape="id16" draw:start-glue-point="2" draw:end-shape="id17" draw:end-glue-point="3" svg:d="M8255 1905v1270h1270">
          <text:p/>
        </draw:connector>
        <draw:custom-shape draw:style-name="gr7" draw:text-style-name="P2" xml:id="id18" draw:id="id18" draw:layer="layout" svg:width="3.811cm" svg:height="1.27cm" svg:x="10.795cm" svg:y="16.192cm">
          <text:p text:style-name="P1"><text:span text:style-name="T1">webSocke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10.795cm" svg:y2="16.827cm" draw:start-shape="id16" draw:start-glue-point="2" draw:end-shape="id18" draw:end-glue-point="3" svg:d="M8255 1905v14922h2540">
          <text:p/>
        </draw:connector>
        <draw:custom-shape draw:style-name="gr7" draw:text-style-name="P2" xml:id="id21" draw:id="id21" draw:layer="layout" svg:width="3.81cm" svg:height="1.27cm" svg:x="19.367cm" svg:y="3.175cm">
          <text:p text:style-name="P1"><text:span text:style-name="T1">getBal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3.81cm" svg:height="1.27cm" svg:x="19.367cm" svg:y="5.08cm">
          <text:p text:style-name="P1"><text:span text:style-name="T1">get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3.81cm" svg:height="1.27cm" svg:x="19.367cm" svg:y="6.985cm">
          <text:p text:style-name="P1"><text:span text:style-name="T1">sync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4" draw:id="id24" draw:layer="layout" svg:width="3.81cm" svg:height="1.27cm" svg:x="20.32cm" svg:y="12.7cm"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3.811cm" svg:height="1.27cm" svg:x="10.795cm" svg:y="13.335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10.795cm" svg:y2="13.97cm" draw:start-shape="id16" draw:start-glue-point="2" draw:end-shape="id19" draw:end-glue-point="3" svg:d="M8255 1905v12065h2540">
          <text:p/>
        </draw:connector>
        <draw:custom-shape draw:style-name="gr7" draw:text-style-name="P2" xml:id="id25" draw:id="id25" draw:layer="layout" svg:width="3.81cm" svg:height="1.27cm" svg:x="20.32cm" svg:y="14.605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" draw:id="id26" draw:layer="layout" svg:width="3.81cm" svg:height="1.27cm" svg:x="20.32cm" svg:y="16.51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4cm" svg:y1="2.222cm" svg:x2="23.177cm" svg:y2="3.81cm" draw:start-shape="id20" draw:start-glue-point="2" draw:end-shape="id21" draw:end-glue-point="1" svg:d="M25400 2222v1588h-2223">
          <text:p/>
        </draw:connector>
        <draw:connector draw:style-name="gr8" draw:text-style-name="P1" draw:layer="layout" svg:x1="25.4cm" svg:y1="2.222cm" svg:x2="23.177cm" svg:y2="5.715cm" draw:start-shape="id20" draw:start-glue-point="2" draw:end-shape="id22" draw:end-glue-point="1" svg:d="M25400 2222v3493h-2223">
          <text:p/>
        </draw:connector>
        <draw:connector draw:style-name="gr8" draw:text-style-name="P1" draw:layer="layout" svg:x1="25.4cm" svg:y1="2.222cm" svg:x2="23.177cm" svg:y2="7.62cm" draw:start-shape="id20" draw:start-glue-point="2" draw:end-shape="id23" draw:end-glue-point="1" svg:d="M25400 2222v5398h-2223">
          <text:p/>
        </draw:connector>
        <draw:connector draw:style-name="gr8" draw:text-style-name="P1" draw:layer="layout" svg:x1="25.4cm" svg:y1="2.222cm" svg:x2="24.13cm" svg:y2="13.335cm" draw:start-shape="id20" draw:start-glue-point="2" draw:end-shape="id24" draw:end-glue-point="1" svg:d="M25400 2222v11113h-1270">
          <text:p/>
        </draw:connector>
        <draw:connector draw:style-name="gr8" draw:text-style-name="P1" draw:layer="layout" svg:x1="25.4cm" svg:y1="2.222cm" svg:x2="24.13cm" svg:y2="15.24cm" draw:start-shape="id20" draw:start-glue-point="2" draw:end-shape="id25" draw:end-glue-point="1" svg:d="M25400 2222v13018h-1270">
          <text:p/>
        </draw:connector>
        <draw:connector draw:style-name="gr8" draw:text-style-name="P1" draw:layer="layout" svg:x1="25.4cm" svg:y1="2.222cm" svg:x2="24.13cm" svg:y2="17.145cm" draw:start-shape="id20" draw:start-glue-point="2" draw:end-shape="id26" draw:end-glue-point="1" svg:d="M25400 2222v14923h-1270">
          <text:p/>
        </draw:connector>
        <draw:connector draw:style-name="gr8" draw:text-style-name="P1" draw:layer="layout" svg:x1="8.255cm" svg:y1="1.905cm" svg:x2="4.445cm" svg:y2="14.922cm" draw:start-shape="id16" draw:start-glue-point="2" draw:end-shape="id27" draw:end-glue-point="1" svg:d="M8255 1905v13017h-3810">
          <text:p/>
        </draw:connector>
        <draw:connector draw:style-name="gr9" draw:text-style-name="P1" draw:layer="layout" draw:type="line" svg:x1="10.795cm" svg:y1="16.827cm" svg:x2="4.445cm" svg:y2="14.922cm" draw:start-shape="id18" draw:start-glue-point="3" draw:end-shape="id27" draw:end-glue-point="1" svg:d="M10795 16827l-6350-1905">
          <text:p/>
        </draw:connector>
        <draw:connector draw:style-name="gr8" draw:text-style-name="P1" draw:layer="layout" svg:x1="8.255cm" svg:y1="1.905cm" svg:x2="4.445cm" svg:y2="12.7cm" draw:start-shape="id16" draw:start-glue-point="2" draw:end-shape="id28" draw:end-glue-point="1" svg:d="M8255 1905v10795h-3810">
          <text:p/>
        </draw:connector>
        <draw:connector draw:style-name="gr9" draw:text-style-name="P1" draw:layer="layout" draw:type="line" svg:x1="10.795cm" svg:y1="16.827cm" svg:x2="4.445cm" svg:y2="12.7cm" draw:start-shape="id18" draw:start-glue-point="3" draw:end-shape="id28" svg:d="M10795 16827l-6350-4127">
          <text:p/>
        </draw:connector>
        <draw:connector draw:style-name="gr9" draw:text-style-name="P1" draw:layer="layout" draw:type="line" svg:x1="14.606cm" svg:y1="16.827cm" svg:x2="20.32cm" svg:y2="17.145cm" draw:start-shape="id18" draw:start-glue-point="1" draw:end-shape="id26" draw:end-glue-point="3" svg:d="M14606 16827l5714 318">
          <text:p/>
        </draw:connector>
        <draw:connector draw:style-name="gr9" draw:text-style-name="P1" draw:layer="layout" draw:type="line" svg:x1="10.795cm" svg:y1="16.827cm" svg:x2="4.445cm" svg:y2="10.477cm" draw:start-shape="id18" draw:start-glue-point="3" draw:end-shape="id29" draw:end-glue-point="1" svg:d="M10795 16827l-6350-6350">
          <text:p/>
        </draw:connector>
        <draw:connector draw:style-name="gr8" draw:text-style-name="P1" draw:layer="layout" svg:x1="8.255cm" svg:y1="1.905cm" svg:x2="4.445cm" svg:y2="10.477cm" draw:start-shape="id16" draw:start-glue-point="2" draw:end-shape="id29" draw:end-glue-point="1" svg:d="M8255 1905v8572h-3810">
          <text:p/>
        </draw:connector>
        <draw:custom-shape draw:style-name="gr7" draw:text-style-name="P2" xml:id="id30" draw:id="id30" draw:layer="layout" svg:width="3.811cm" svg:height="1.27cm" svg:x="12.381cm" svg:y="5.715cm">
          <text:p text:style-name="P1"><text:span text:style-name="T1">click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1" draw:id="id31" draw:layer="layout" svg:width="3.811cm" svg:height="1.27cm" svg:x="12.381cm" svg:y="9.207cm"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43cm" svg:y1="3.81cm" svg:x2="12.381cm" svg:y2="6.35cm" draw:start-shape="id17" draw:start-glue-point="2" draw:end-shape="id30" draw:end-glue-point="3" svg:d="M11430 3810v2540h951">
          <text:p/>
        </draw:connector>
        <draw:connector draw:style-name="gr8" draw:text-style-name="P1" draw:layer="layout" svg:x1="11.43cm" svg:y1="3.81cm" svg:x2="12.381cm" svg:y2="9.842cm" draw:start-shape="id17" draw:start-glue-point="2" draw:end-shape="id31" draw:end-glue-point="3" svg:d="M11430 3810v6032h951">
          <text:p/>
        </draw:connector>
        <draw:connector draw:style-name="gr9" draw:text-style-name="P1" draw:layer="layout" draw:type="line" svg:x1="16.192cm" svg:y1="6.35cm" svg:x2="19.367cm" svg:y2="3.81cm" draw:start-shape="id30" draw:start-glue-point="1" draw:end-shape="id21" draw:end-glue-point="3" svg:d="M16192 6350l3175-2540">
          <text:p/>
        </draw:connector>
        <draw:connector draw:style-name="gr9" draw:text-style-name="P1" draw:layer="layout" draw:type="line" svg:x1="16.192cm" svg:y1="6.35cm" svg:x2="19.367cm" svg:y2="5.715cm" draw:start-shape="id30" draw:start-glue-point="1" draw:end-shape="id22" draw:end-glue-point="3" svg:d="M16192 6350l3175-635">
          <text:p/>
        </draw:connector>
        <draw:connector draw:style-name="gr9" draw:text-style-name="P1" draw:layer="layout" draw:type="line" svg:x1="16.192cm" svg:y1="6.35cm" svg:x2="19.367cm" svg:y2="7.62cm" draw:start-shape="id30" draw:start-glue-point="1" draw:end-shape="id23" svg:d="M16192 6350l3175 1270">
          <text:p/>
        </draw:connector>
        <draw:connector draw:style-name="gr9" draw:text-style-name="P1" draw:layer="layout" draw:type="line" svg:x1="16.192cm" svg:y1="9.842cm" svg:x2="20.32cm" svg:y2="13.335cm" draw:start-shape="id31" draw:start-glue-point="1" draw:end-shape="id24" draw:end-glue-point="3" svg:d="M16192 9842l4128 3493">
          <text:p/>
        </draw:connector>
        <draw:custom-shape draw:style-name="gr7" draw:text-style-name="P2" xml:id="id32" draw:id="id32" draw:layer="layout" svg:width="4.445cm" svg:height="1.27cm" svg:x="19.367cm" svg:y="8.89cm">
          <text:p text:style-name="P1"><text:span text:style-name="T1">activateMinio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4cm" svg:y1="2.222cm" svg:x2="23.812cm" svg:y2="9.525cm" draw:start-shape="id20" draw:start-glue-point="2" draw:end-shape="id32" draw:end-glue-point="1" svg:d="M25400 2222v7303h-1588">
          <text:p/>
        </draw:connector>
        <draw:connector draw:style-name="gr9" draw:text-style-name="P1" draw:layer="layout" draw:type="line" svg:x1="16.192cm" svg:y1="6.35cm" svg:x2="19.367cm" svg:y2="9.525cm" draw:start-shape="id30" draw:start-glue-point="1" draw:end-shape="id32" draw:end-glue-point="3" svg:d="M16192 6350l3175 3175">
          <text:p/>
        </draw:connector>
        <draw:connector draw:style-name="gr9" draw:text-style-name="P1" draw:layer="layout" draw:type="line" svg:x1="14.606cm" svg:y1="13.97cm" svg:x2="20.32cm" svg:y2="15.24cm" draw:start-shape="id19" draw:start-glue-point="1" draw:end-shape="id25" draw:end-glue-point="3" svg:d="M14606 13970l5714 1270">
          <text:p/>
        </draw:connector>
        <draw:connector draw:style-name="gr9" draw:text-style-name="P1" draw:layer="layout" draw:type="line" svg:x1="10.795cm" svg:y1="13.97cm" svg:x2="5.397cm" svg:y2="7.302cm" draw:start-shape="id19" draw:start-glue-point="3" draw:end-shape="id33" draw:end-glue-point="1" svg:d="M10795 13970l-5398-6668">
          <text:p/>
        </draw:connector>
        <draw:connector draw:style-name="gr8" draw:text-style-name="P1" draw:layer="layout" svg:x1="8.255cm" svg:y1="1.905cm" svg:x2="5.397cm" svg:y2="7.302cm" draw:start-shape="id16" draw:start-glue-point="2" draw:end-shape="id33" draw:end-glue-point="1" svg:d="M8255 1905v5397h-2858">
          <text:p/>
        </draw:connector>
        <draw:connector draw:style-name="gr9" draw:text-style-name="P1" draw:layer="layout" draw:type="line" svg:x1="16.192cm" svg:y1="6.35cm" svg:x2="20.32cm" svg:y2="15.24cm" draw:start-shape="id30" draw:start-glue-point="1" draw:end-shape="id25" svg:d="M16192 6350l4128 8890">
          <text:p/>
        </draw:connecto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connector draw:style-name="gr9" draw:text-style-name="P1" draw:layer="layout" draw:type="line" svg:x1="15.557cm" svg:y1="6.349cm" svg:x2="20.638cm" svg:y2="2.857cm" draw:start-shape="id34" draw:start-glue-point="3" draw:end-shape="id35" draw:end-glue-point="3" svg:d="M15557 6349l5081-3492">
          <text:p/>
        </draw:connector>
        <draw:connector draw:style-name="gr9" draw:text-style-name="P1" draw:layer="layout" draw:type="line" svg:x1="7.302cm" svg:y1="5.397cm" svg:x2="20.638cm" svg:y2="2.857cm" draw:start-shape="id36" draw:start-glue-point="1" draw:end-shape="id35" svg:d="M7302 5397l13336-2540">
          <text:p/>
        </draw:connector>
        <draw:connector draw:style-name="gr9" draw:text-style-name="P1" draw:layer="layout" draw:type="line" svg:x1="7.302cm" svg:y1="3.174cm" svg:x2="15.557cm" svg:y2="5.397cm" draw:start-shape="id37" draw:start-glue-point="1" draw:end-shape="id38" svg:d="M7302 3174l8255 2223">
          <text:p/>
        </draw:connector>
        <draw:custom-shape draw:style-name="gr7" draw:text-style-name="P4" xml:id="id57" draw:id="id57" draw:layer="layout" svg:width="1.587cm" svg:height="0.635cm" svg:x="0.635cm" svg:y="0.952cm">
          <text:p text:style-name="P1"><text:span text:style-name="T2">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9" draw:id="id59" draw:layer="layout" svg:width="3.492cm" svg:height="0.635cm" svg:x="3.81cm" svg:y="7.6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0" draw:id="id60" draw:layer="layout" svg:width="3.492cm" svg:height="0.635cm" svg:x="3.81cm" svg:y="9.207cm">
          <text:p text:style-name="P1"><text:span text:style-name="T2">get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3" draw:id="id63" draw:layer="layout" svg:width="3.492cm" svg:height="0.635cm" svg:x="3.493cm" svg:y="11.747cm">
          <text:p text:style-name="P1"><text:span text:style-name="T2">sync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6" draw:id="id36" draw:layer="layout" svg:width="3.492cm" svg:height="0.635cm" svg:x="3.81cm" svg:y="5.08cm">
          <text:p text:style-name="P1"><text:span text:style-name="T2">activeMin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3.492cm" svg:height="0.635cm" svg:x="3.81cm" svg:y="2.857cm">
          <text:p text:style-name="P1"><text:span text:style-name="T2">startu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4" draw:id="id64" draw:layer="layout" svg:width="3.492cm" svg:height="3.176cm" svg:x="3.81cm" svg:y="13.017cm">
          <text:p text:style-name="P1"><text:span text:style-name="T2">tick</text:span></text:p>
          <text:p text:style-name="P1"><text:span text:style-name="T2">-----------</text:span></text:p>
          <text:p text:style-name="P1"><text:span text:style-name="T2">reorder buffer</text:span></text:p>
          <text:p text:style-name="P1"><text:span text:style-name="T2">process buffer</text:span></text:p>
          <text:p text:style-name="P1"><text:span text:style-name="T2">process minions</text:span></text:p>
          <text:p text:style-name="P1"><text:span text:style-name="T2">create live boo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62" draw:id="id62" draw:layer="layout" svg:width="3.492cm" svg:height="0.635cm" svg:x="3.81cm" svg:y="10.477cm">
          <text:p text:style-name="P1"><text:span text:style-name="T2">up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1" draw:id="id41" draw:layer="layout" svg:width="2.222cm" svg:height="0.635cm" svg:x="18.732cm" svg:y="4.762cm"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5" draw:id="id35" draw:layer="layout" svg:width="3.492cm" svg:height="0.635cm" svg:x="20.638cm" svg:y="2.54cm">
          <text:p text:style-name="P1"><text:span text:style-name="T2">kar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92cm" svg:height="0.635cm" svg:x="20.637cm" svg:y="3.492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9" draw:id="id39" draw:layer="layout" svg:width="1.905cm" svg:height="0.635cm" svg:x="7.62cm" svg:y="0.317cm">
          <text:p text:style-name="P1"><text:span text:style-name="T2">wsdb.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0" draw:id="id40" draw:layer="layout" svg:width="2.54cm" svg:height="0.635cm" svg:x="9.207cm" svg:y="1.27cm">
          <text:p text:style-name="P1"><text:span text:style-name="T2">createTab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72cm" svg:y1="0.952cm" svg:x2="9.207cm" svg:y2="1.587cm" draw:start-shape="id39" draw:start-glue-point="2" draw:end-shape="id40" svg:d="M8572 952v635h635">
          <text:p/>
        </draw:connector>
        <draw:connector draw:style-name="gr9" draw:text-style-name="P1" draw:layer="layout" draw:type="line" svg:x1="7.302cm" svg:y1="3.174cm" svg:x2="9.207cm" svg:y2="1.587cm" draw:start-shape="id37" draw:start-glue-point="1" draw:end-shape="id40" draw:end-glue-point="3" svg:d="M7302 3174l1905-1587">
          <text:p/>
        </draw:connector>
        <draw:custom-shape draw:style-name="gr7" draw:text-style-name="P4" xml:id="id42" draw:id="id42" draw:layer="layout" svg:width="1.905cm" svg:height="0.635cm" svg:x="21.59cm" svg:y="5.715cm">
          <text:p text:style-name="P1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3" draw:id="id43" draw:layer="layout" svg:width="1.905cm" svg:height="0.635cm" svg:x="21.59cm" svg:y="6.685cm">
          <text:p text:style-name="P1"><text:span text:style-name="T2">last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4" draw:id="id44" draw:layer="layout" svg:width="1.905cm" svg:height="0.635cm" svg:x="21.907cm" svg:y="17.145cm">
          <text:p text:style-name="P1"><text:span text:style-name="T2">socket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5" draw:id="id45" draw:layer="layout" svg:width="1.905cm" svg:height="0.635cm" svg:x="21.59cm" svg:y="7.62cm">
          <text:p text:style-name="P1"><text:span text:style-name="T2">bookBid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6" draw:id="id46" draw:layer="layout" svg:width="1.905cm" svg:height="0.635cm" svg:x="21.59cm" svg:y="8.89cm">
          <text:p text:style-name="P1"><text:span text:style-name="T2">bookAsk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7" draw:id="id47" draw:layer="layout" svg:width="2.54cm" svg:height="0.635cm" svg:x="21.59cm" svg:y="10.178cm">
          <text:p text:style-name="P1"><text:span text:style-name="T2">bookSequ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8" draw:id="id48" draw:layer="layout" svg:width="2.54cm" svg:height="0.635cm" svg:x="21.59cm" svg:y="11.112cm">
          <text:p text:style-name="P1"><text:span text:style-name="T2">bufferFir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9" draw:id="id49" draw:layer="layout" svg:width="2.54cm" svg:height="0.635cm" svg:x="21.59cm" svg:y="12.083cm">
          <text:p text:style-name="P1"><text:span text:style-name="T2">bufferLa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0" draw:id="id50" draw:layer="layout" svg:width="2.54cm" svg:height="0.635cm" svg:x="21.59cm" svg:y="13.018cm">
          <text:p text:style-name="P1"><text:span text:style-name="T2">startLive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1" draw:id="id51" draw:layer="layout" svg:width="2.54cm" svg:height="0.635cm" svg:x="21.59cm" svg:y="13.97cm">
          <text:p text:style-name="P1"><text:span text:style-name="T2">currentSequ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2" draw:id="id52" draw:layer="layout" svg:width="2.54cm" svg:height="0.635cm" svg:x="21.59cm" svg:y="14.923cm">
          <text:p text:style-name="P1"><text:span text:style-name="T2">msg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7.302cm" svg:y1="3.174cm" svg:x2="18.732cm" svg:y2="5.079cm" draw:start-shape="id37" draw:start-glue-point="1" draw:end-shape="id41" svg:d="M7302 3174l11430 1905">
          <text:p/>
        </draw:connector>
        <draw:connector draw:style-name="gr8" draw:text-style-name="P1" draw:layer="layout" svg:x1="19.843cm" svg:y1="5.397cm" svg:x2="21.59cm" svg:y2="6.032cm" draw:start-shape="id41" draw:start-glue-point="2" draw:end-shape="id42" draw:end-glue-point="3" svg:d="M19843 5397v635h1747">
          <text:p/>
        </draw:connector>
        <draw:connector draw:style-name="gr8" draw:text-style-name="P1" draw:layer="layout" svg:x1="19.843cm" svg:y1="5.397cm" svg:x2="21.59cm" svg:y2="7.002cm" draw:start-shape="id41" draw:start-glue-point="2" draw:end-shape="id43" draw:end-glue-point="3" svg:d="M19843 5397v1605h1747">
          <text:p/>
        </draw:connector>
        <draw:connector draw:style-name="gr8" draw:text-style-name="P1" draw:layer="layout" svg:x1="19.843cm" svg:y1="5.397cm" svg:x2="21.907cm" svg:y2="17.462cm" draw:start-shape="id41" draw:start-glue-point="2" draw:end-shape="id44" draw:end-glue-point="3" svg:d="M19843 5397v12065h2064">
          <text:p/>
        </draw:connector>
        <draw:connector draw:style-name="gr8" draw:text-style-name="P1" draw:layer="layout" svg:x1="21.59cm" svg:y1="7.937cm" svg:x2="19.843cm" svg:y2="5.397cm" draw:start-shape="id45" draw:start-glue-point="3" draw:end-shape="id41" draw:end-glue-point="2" svg:d="M21590 7937h-1747v-2540">
          <text:p/>
        </draw:connector>
        <draw:connector draw:style-name="gr8" draw:text-style-name="P1" draw:layer="layout" svg:x1="21.59cm" svg:y1="9.207cm" svg:x2="19.843cm" svg:y2="5.397cm" draw:start-shape="id46" draw:start-glue-point="3" draw:end-shape="id41" draw:end-glue-point="2" svg:d="M21590 9207h-1747v-3810">
          <text:p/>
        </draw:connector>
        <draw:connector draw:style-name="gr8" draw:text-style-name="P1" draw:layer="layout" svg:x1="21.59cm" svg:y1="10.495cm" svg:x2="19.843cm" svg:y2="5.397cm" draw:start-shape="id47" draw:start-glue-point="3" draw:end-shape="id41" draw:end-glue-point="2" svg:d="M21590 10495h-1747v-5098">
          <text:p/>
        </draw:connector>
        <draw:connector draw:style-name="gr8" draw:text-style-name="P1" draw:layer="layout" svg:x1="21.59cm" svg:y1="11.429cm" svg:x2="19.843cm" svg:y2="5.397cm" draw:start-shape="id48" draw:start-glue-point="3" draw:end-shape="id41" draw:end-glue-point="2" svg:d="M21590 11429h-1747v-6032">
          <text:p/>
        </draw:connector>
        <draw:connector draw:style-name="gr8" draw:text-style-name="P1" draw:layer="layout" svg:x1="21.59cm" svg:y1="12.4cm" svg:x2="19.843cm" svg:y2="5.397cm" draw:start-shape="id49" draw:start-glue-point="3" draw:end-shape="id41" draw:end-glue-point="2" svg:d="M21590 12400h-1747v-7003">
          <text:p/>
        </draw:connector>
        <draw:connector draw:style-name="gr8" draw:text-style-name="P1" draw:layer="layout" svg:x1="21.59cm" svg:y1="13.335cm" svg:x2="19.843cm" svg:y2="5.397cm" draw:start-shape="id50" draw:start-glue-point="3" draw:end-shape="id41" draw:end-glue-point="2" svg:d="M21590 13335h-1747v-7938">
          <text:p/>
        </draw:connector>
        <draw:connector draw:style-name="gr8" draw:text-style-name="P1" draw:layer="layout" svg:x1="21.59cm" svg:y1="14.287cm" svg:x2="19.843cm" svg:y2="5.397cm" draw:start-shape="id51" draw:start-glue-point="3" draw:end-shape="id41" draw:end-glue-point="2" svg:d="M21590 14287h-1747v-8890">
          <text:p/>
        </draw:connector>
        <draw:connector draw:style-name="gr8" draw:text-style-name="P1" draw:layer="layout" svg:x1="21.59cm" svg:y1="15.24cm" svg:x2="19.843cm" svg:y2="5.397cm" draw:start-shape="id52" draw:start-glue-point="3" draw:end-shape="id41" draw:end-glue-point="2" svg:d="M21590 15240h-1747v-9843">
          <text:p/>
        </draw:connector>
        <draw:custom-shape draw:style-name="gr7" draw:text-style-name="P4" xml:id="id53" draw:id="id53" draw:layer="layout" svg:width="2.54cm" svg:height="0.635cm" svg:x="13.017cm" svg:y="3.81cm">
          <text:p text:style-name="P1"><text:span text:style-name="T2">exchange.ph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557cm" svg:y2="5.397cm" draw:start-shape="id53" draw:start-glue-point="2" draw:end-shape="id38" draw:end-glue-point="3" svg:d="M14287 4445v952h1270">
          <text:p/>
        </draw:connector>
        <draw:custom-shape draw:style-name="gr7" draw:text-style-name="P4" xml:id="id54" draw:id="id54" draw:layer="layout" svg:width="2.54cm" svg:height="0.635cm" svg:x="21.59cm" svg:y="16.192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843cm" svg:y1="5.397cm" svg:x2="21.59cm" svg:y2="16.509cm" draw:start-shape="id41" draw:start-glue-point="2" draw:end-shape="id54" draw:end-glue-point="3" svg:d="M19843 5397v11112h1747">
          <text:p/>
        </draw:connector>
        <draw:connector draw:style-name="gr9" draw:text-style-name="P1" draw:layer="layout" draw:type="line" svg:x1="15.557cm" svg:y1="5.397cm" svg:x2="21.59cm" svg:y2="16.509cm" draw:start-shape="id38" draw:start-glue-point="3" draw:end-shape="id54" draw:end-glue-point="3" svg:d="M15557 5397l6033 11112">
          <text:p/>
        </draw:connector>
        <draw:connector draw:style-name="gr8" draw:text-style-name="P1" draw:layer="layout" svg:x1="10.477cm" svg:y1="8.572cm" svg:x2="11.43cm" svg:y2="9.859cm" draw:start-shape="id55" draw:start-glue-point="2" draw:end-shape="id56" draw:end-glue-point="3" svg:d="M10477 8572v1287h953">
          <text:p/>
        </draw:connector>
        <draw:connector draw:style-name="gr9" draw:text-style-name="P1" draw:layer="layout" draw:type="line" svg:x1="7.302cm" svg:y1="3.174cm" svg:x2="11.43cm" svg:y2="9.859cm" draw:start-shape="id37" draw:start-glue-point="1" draw:end-shape="id56" draw:end-glue-point="3" svg:d="M7302 3174l4128 6685">
          <text:p/>
        </draw:connector>
        <draw:connector draw:style-name="gr9" draw:text-style-name="P1" draw:layer="layout" draw:type="line" svg:x1="11.43cm" svg:y1="9.859cm" svg:x2="20.638cm" svg:y2="2.857cm" draw:start-shape="id56" draw:start-glue-point="3" draw:end-shape="id35" draw:end-glue-point="3" svg:d="M11430 9859l9208-7002">
          <text:p/>
        </draw:connector>
        <draw:connector draw:style-name="gr8" draw:text-style-name="P1" draw:layer="layout" svg:x1="1.428cm" svg:y1="1.587cm" svg:x2="3.81cm" svg:y2="3.174cm" draw:start-shape="id57" draw:start-glue-point="2" draw:end-shape="id37" draw:end-glue-point="3" svg:d="M1428 1587v1587h2382">
          <text:p/>
        </draw:connector>
        <draw:connector draw:style-name="gr8" draw:text-style-name="P1" draw:layer="layout" svg:x1="1.428cm" svg:y1="1.587cm" svg:x2="3.81cm" svg:y2="5.397cm" draw:start-shape="id57" draw:start-glue-point="2" draw:end-shape="id36" draw:end-glue-point="3" svg:d="M1428 1587v3810h2382">
          <text:p/>
        </draw:connector>
        <draw:connector draw:style-name="gr8" draw:text-style-name="P1" draw:layer="layout" svg:x1="10.477cm" svg:y1="8.572cm" svg:x2="11.43cm" svg:y2="10.794cm" draw:start-shape="id55" draw:start-glue-point="2" draw:end-shape="id58" draw:end-glue-point="3" svg:d="M10477 8572v2222h953">
          <text:p/>
        </draw:connector>
        <draw:connector draw:style-name="gr9" draw:text-style-name="P1" draw:layer="layout" draw:type="line" svg:x1="7.302cm" svg:y1="5.397cm" svg:x2="11.43cm" svg:y2="10.794cm" draw:start-shape="id36" draw:start-glue-point="1" draw:end-shape="id58" draw:end-glue-point="3" svg:d="M7302 5397l4128 5397">
          <text:p/>
        </draw:connector>
        <draw:connector draw:style-name="gr8" draw:text-style-name="P1" draw:layer="layout" svg:x1="1.428cm" svg:y1="1.587cm" svg:x2="3.81cm" svg:y2="7.937cm" draw:start-shape="id57" draw:start-glue-point="2" draw:end-shape="id59" draw:end-glue-point="3" svg:d="M1428 1587v6350h2382">
          <text:p/>
        </draw:connector>
        <draw:custom-shape draw:style-name="gr7" draw:text-style-name="P4" xml:id="id34" draw:id="id34" draw:layer="layout" svg:width="2.54cm" svg:height="0.635cm" svg:x="15.557cm" svg:y="6.03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557cm" svg:y2="6.349cm" draw:start-shape="id53" draw:start-glue-point="2" draw:end-shape="id34" draw:end-glue-point="3" svg:d="M14287 4445v1904h1270">
          <text:p/>
        </draw:connector>
        <draw:connector draw:style-name="gr9" draw:text-style-name="P1" draw:layer="layout" draw:type="line" svg:x1="7.302cm" svg:y1="7.937cm" svg:x2="15.557cm" svg:y2="6.349cm" draw:start-shape="id59" draw:start-glue-point="1" draw:end-shape="id34" draw:end-glue-point="3" svg:d="M7302 7937l8255-1588">
          <text:p/>
        </draw:connector>
        <draw:connector draw:style-name="gr8" draw:text-style-name="P1" draw:layer="layout" svg:x1="1.428cm" svg:y1="1.587cm" svg:x2="3.81cm" svg:y2="9.524cm" draw:start-shape="id57" draw:start-glue-point="2" draw:end-shape="id60" draw:end-glue-point="3" svg:d="M1428 1587v7937h2382">
          <text:p/>
        </draw:connector>
        <draw:connector draw:style-name="gr8" draw:text-style-name="P1" draw:layer="layout" svg:x1="14.287cm" svg:y1="4.445cm" svg:x2="15.557cm" svg:y2="7.302cm" draw:start-shape="id53" draw:start-glue-point="2" draw:end-shape="id61" draw:end-glue-point="3" svg:d="M14287 4445v2857h1270">
          <text:p/>
        </draw:connector>
        <draw:connector draw:style-name="gr9" draw:text-style-name="P1" draw:layer="layout" draw:type="line" svg:x1="7.302cm" svg:y1="9.524cm" svg:x2="15.557cm" svg:y2="7.302cm" draw:start-shape="id60" draw:start-glue-point="1" draw:end-shape="id61" svg:d="M7302 9524l8255-2222">
          <text:p/>
        </draw:connector>
        <draw:connector draw:style-name="gr9" draw:text-style-name="P1" draw:layer="layout" draw:type="line" svg:x1="15.557cm" svg:y1="7.302cm" svg:x2="21.59cm" svg:y2="10.495cm" draw:start-shape="id61" draw:start-glue-point="3" draw:end-shape="id47" draw:end-glue-point="3" svg:d="M15557 7302l6033 3193">
          <text:p/>
        </draw:connector>
        <draw:connector draw:style-name="gr9" draw:text-style-name="P1" draw:layer="layout" draw:type="line" svg:x1="15.557cm" svg:y1="7.302cm" svg:x2="21.59cm" svg:y2="7.937cm" draw:start-shape="id61" draw:start-glue-point="3" draw:end-shape="id45" draw:end-glue-point="3" svg:d="M15557 7302l6033 635">
          <text:p/>
        </draw:connector>
        <draw:connector draw:style-name="gr9" draw:text-style-name="P1" draw:layer="layout" draw:type="line" svg:x1="15.557cm" svg:y1="7.302cm" svg:x2="21.59cm" svg:y2="9.207cm" draw:start-shape="id61" draw:start-glue-point="3" draw:end-shape="id46" svg:d="M15557 7302l6033 1905">
          <text:p/>
        </draw:connector>
        <draw:connector draw:style-name="gr8" draw:text-style-name="P1" draw:layer="layout" svg:x1="1.428cm" svg:y1="1.587cm" svg:x2="3.81cm" svg:y2="10.794cm" draw:start-shape="id57" draw:start-glue-point="2" draw:end-shape="id62" draw:end-glue-point="3" svg:d="M1428 1587v9207h2382">
          <text:p/>
        </draw:connector>
        <draw:connector draw:style-name="gr9" draw:text-style-name="P1" draw:layer="layout" draw:type="line" svg:x1="7.302cm" svg:y1="10.794cm" svg:x2="21.907cm" svg:y2="17.462cm" draw:start-shape="id62" draw:start-glue-point="1" draw:end-shape="id44" svg:d="M7302 10794l14605 6668">
          <text:p/>
        </draw:connector>
        <draw:connector draw:style-name="gr9" draw:text-style-name="P1" draw:layer="layout" draw:type="line" svg:x1="7.302cm" svg:y1="10.794cm" svg:x2="21.59cm" svg:y2="11.429cm" draw:start-shape="id62" draw:start-glue-point="1" draw:end-shape="id48" svg:d="M7302 10794l14288 635">
          <text:p/>
        </draw:connector>
        <draw:connector draw:style-name="gr9" draw:text-style-name="P1" draw:layer="layout" draw:type="line" svg:x1="7.302cm" svg:y1="10.794cm" svg:x2="21.59cm" svg:y2="12.4cm" draw:start-shape="id62" draw:start-glue-point="1" draw:end-shape="id49" draw:end-glue-point="3" svg:d="M7302 10794l14288 1606">
          <text:p/>
        </draw:connector>
        <draw:connector draw:style-name="gr9" draw:text-style-name="P1" draw:layer="layout" draw:type="line" svg:x1="21.59cm" svg:y1="6.032cm" svg:x2="7.302cm" svg:y2="10.794cm" draw:start-shape="id42" draw:start-glue-point="3" draw:end-shape="id62" draw:end-glue-point="1" svg:d="M21590 6032l-14288 4762">
          <text:p/>
        </draw:connector>
        <draw:connector draw:style-name="gr9" draw:text-style-name="P1" draw:layer="layout" draw:type="line" svg:x1="7.302cm" svg:y1="10.794cm" svg:x2="20.638cm" svg:y2="2.857cm" draw:start-shape="id62" draw:start-glue-point="1" draw:end-shape="id35" draw:end-glue-point="3" svg:d="M7302 10794l13336-7937">
          <text:p/>
        </draw:connector>
        <draw:connector draw:style-name="gr8" draw:text-style-name="P1" draw:layer="layout" svg:x1="1.428cm" svg:y1="1.587cm" svg:x2="3.493cm" svg:y2="12.064cm" draw:start-shape="id57" draw:start-glue-point="2" draw:end-shape="id63" draw:end-glue-point="3" svg:d="M1428 1587v10477h2065">
          <text:p/>
        </draw:connector>
        <draw:connector draw:style-name="gr9" draw:text-style-name="P1" draw:layer="layout" draw:type="line" svg:x1="21.907cm" svg:y1="17.462cm" svg:x2="6.985cm" svg:y2="12.064cm" draw:start-shape="id44" draw:start-glue-point="3" draw:end-shape="id63" svg:d="M21907 17462l-14922-5398">
          <text:p/>
        </draw:connector>
        <draw:connector draw:style-name="gr9" draw:text-style-name="P1" draw:layer="layout" draw:type="line" svg:x1="21.59cm" svg:y1="10.495cm" svg:x2="6.985cm" svg:y2="12.064cm" draw:start-shape="id47" draw:start-glue-point="3" draw:end-shape="id63" svg:d="M21590 10495l-14605 1569">
          <text:p/>
        </draw:connector>
        <draw:connector draw:style-name="gr9" draw:text-style-name="P1" draw:layer="layout" draw:type="line" svg:x1="21.59cm" svg:y1="11.429cm" svg:x2="6.985cm" svg:y2="12.064cm" draw:start-shape="id48" draw:start-glue-point="3" draw:end-shape="id63" svg:d="M21590 11429l-14605 635">
          <text:p/>
        </draw:connector>
        <draw:connector draw:style-name="gr9" draw:text-style-name="P1" draw:layer="layout" draw:type="line" svg:x1="6.985cm" svg:y1="12.064cm" svg:x2="21.59cm" svg:y2="13.335cm" draw:start-shape="id63" draw:start-glue-point="1" draw:end-shape="id50" svg:d="M6985 12064l14605 1271">
          <text:p/>
        </draw:connector>
        <draw:custom-shape draw:style-name="gr7" draw:text-style-name="P4" xml:id="id65" draw:id="id65" draw:layer="layout" svg:width="1.587cm" svg:height="0.635cm" svg:x="8.89cm" svg:y="17.78cm">
          <text:p text:style-name="P1"><text:span text:style-name="T2">stop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87cm" svg:height="0.635cm" svg:x="6.35cm" svg:y="18.732cm">
          <text:p text:style-name="P1"><text:span text:style-name="T2">nextOrd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7.302cm" svg:y1="14.605cm" svg:x2="21.907cm" svg:y2="17.462cm" draw:start-shape="id64" draw:start-glue-point="1" draw:end-shape="id44" svg:d="M7302 14605l14605 2857">
          <text:p/>
        </draw:connector>
        <draw:connector draw:style-name="gr9" draw:text-style-name="P1" draw:layer="layout" draw:type="line" svg:x1="7.302cm" svg:y1="14.605cm" svg:x2="21.59cm" svg:y2="15.24cm" draw:start-shape="id64" draw:start-glue-point="1" draw:end-shape="id52" draw:end-glue-point="3" svg:d="M7302 14605l14288 635">
          <text:p/>
        </draw:connector>
        <draw:connector draw:style-name="gr9" draw:text-style-name="P1" draw:layer="layout" draw:type="line" svg:x1="21.59cm" svg:y1="14.287cm" svg:x2="7.302cm" svg:y2="14.605cm" draw:start-shape="id51" draw:start-glue-point="3" draw:end-shape="id64" draw:end-glue-point="1" svg:d="M21590 14287l-14288 318">
          <text:p/>
        </draw:connector>
        <draw:connector draw:style-name="gr9" draw:text-style-name="P1" draw:layer="layout" draw:type="line" svg:x1="7.302cm" svg:y1="14.605cm" svg:x2="8.89cm" svg:y2="18.097cm" draw:start-shape="id64" draw:start-glue-point="1" draw:end-shape="id65" draw:end-glue-point="3" svg:d="M7302 14605l1588 3492">
          <text:p/>
        </draw:connector>
        <draw:connector draw:style-name="gr8" draw:text-style-name="P1" draw:layer="layout" svg:x1="5.556cm" svg:y1="16.193cm" svg:x2="8.89cm" svg:y2="18.097cm" draw:start-shape="id64" draw:start-glue-point="2" draw:end-shape="id65" draw:end-glue-point="3" svg:d="M5556 16193v1904h3334">
          <text:p/>
        </draw:connector>
        <draw:connector draw:style-name="gr9" draw:text-style-name="P1" draw:layer="layout" draw:type="line" svg:x1="7.302cm" svg:y1="14.605cm" svg:x2="21.59cm" svg:y2="9.207cm" draw:start-shape="id64" draw:start-glue-point="1" draw:end-shape="id46" svg:d="M7302 14605l14288-5398">
          <text:p/>
        </draw:connector>
        <draw:connector draw:style-name="gr9" draw:text-style-name="P1" draw:layer="layout" draw:type="line" svg:x1="7.302cm" svg:y1="14.605cm" svg:x2="21.59cm" svg:y2="7.937cm" draw:start-shape="id64" draw:start-glue-point="1" draw:end-shape="id45" svg:d="M7302 14605l14288-6668">
          <text:p/>
        </draw:connector>
        <draw:connector draw:style-name="gr8" draw:text-style-name="P1" draw:layer="layout" svg:x1="10.477cm" svg:y1="8.572cm" svg:x2="11.43cm" svg:y2="17.144cm" draw:start-shape="id55" draw:start-glue-point="2" draw:end-shape="id66" draw:end-glue-point="3" svg:d="M10477 8572v8572h953">
          <text:p/>
        </draw:connector>
        <draw:connector draw:style-name="gr9" draw:text-style-name="P1" draw:layer="layout" draw:type="line" svg:x1="7.302cm" svg:y1="14.605cm" svg:x2="11.43cm" svg:y2="17.144cm" draw:start-shape="id64" draw:start-glue-point="1" draw:end-shape="id66" draw:end-glue-point="3" svg:d="M7302 14605l4128 2539">
          <text:p/>
        </draw:connector>
        <draw:connector draw:style-name="gr9" draw:text-style-name="P1" draw:layer="layout" draw:type="line" svg:x1="11.43cm" svg:y1="17.144cm" svg:x2="21.59cm" svg:y2="16.509cm" draw:start-shape="id66" draw:start-glue-point="3" draw:end-shape="id54" draw:end-glue-point="3" svg:d="M11430 17144l10160-635">
          <text:p/>
        </draw:connector>
        <draw:custom-shape draw:style-name="gr7" draw:text-style-name="P4" xml:id="id67" draw:id="id67" draw:layer="layout" svg:width="1.905cm" svg:height="0.635cm" svg:x="21.907cm" svg:y="18.415cm">
          <text:p text:style-name="P1"><text:span text:style-name="T2">minion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843cm" svg:y1="5.397cm" svg:x2="21.907cm" svg:y2="18.732cm" draw:start-shape="id41" draw:start-glue-point="2" draw:end-shape="id67" draw:end-glue-point="3" svg:d="M19843 5397v13335h2064">
          <text:p/>
        </draw:connector>
        <draw:connector draw:style-name="gr9" draw:text-style-name="P1" draw:layer="layout" draw:type="line" svg:x1="11.43cm" svg:y1="9.859cm" svg:x2="21.907cm" svg:y2="18.732cm" draw:start-shape="id56" draw:start-glue-point="3" draw:end-shape="id67" draw:end-glue-point="3" svg:d="M11430 9859l10477 8873">
          <text:p/>
        </draw:connector>
        <draw:custom-shape draw:style-name="gr7" draw:text-style-name="P4" xml:id="id68" draw:id="id68" draw:layer="layout" svg:width="2.54cm" svg:height="0.635cm" svg:x="15.24cm" svg:y="8.589cm">
          <text:p text:style-name="P1"><text:span text:style-name="T2">placeOrd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24cm" svg:y2="8.906cm" draw:start-shape="id53" draw:start-glue-point="2" draw:end-shape="id68" draw:end-glue-point="3" svg:d="M14287 4445v4461h953">
          <text:p/>
        </draw:connector>
        <draw:connector draw:style-name="gr9" draw:text-style-name="P1" draw:layer="layout" draw:type="line" svg:x1="13.97cm" svg:y1="17.144cm" svg:x2="15.24cm" svg:y2="8.906cm" draw:start-shape="id66" draw:start-glue-point="1" draw:end-shape="id68" draw:end-glue-point="3" svg:d="M13970 17144l1270-8238">
          <text:p/>
        </draw:connector>
        <draw:connector draw:style-name="gr8" draw:text-style-name="P1" draw:layer="layout" svg:x1="1.428cm" svg:y1="1.587cm" svg:x2="3.81cm" svg:y2="14.605cm" draw:start-shape="id57" draw:start-glue-point="2" draw:end-shape="id64" draw:end-glue-point="3" svg:d="M1428 1587v13018h2382">
          <text:p/>
        </draw:connector>
        <draw:custom-shape draw:style-name="gr7" draw:text-style-name="P4" xml:id="id56" draw:id="id56" draw:layer="layout" svg:width="2.54cm" svg:height="0.635cm" svg:x="11.43cm" svg:y="9.542cm">
          <text:p text:style-name="P1"><text:span text:style-name="T2">loadMin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8" draw:id="id58" draw:layer="layout" svg:width="2.54cm" svg:height="0.635cm" svg:x="11.43cm" svg:y="10.477cm">
          <text:p text:style-name="P1"><text:span text:style-name="T2">activateMin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6" draw:id="id66" draw:layer="layout" svg:width="2.54cm" svg:height="0.635cm" svg:x="11.43cm" svg:y="16.827cm">
          <text:p text:style-name="P1"><text:span text:style-name="T2">ac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5" draw:id="id55" draw:layer="layout" svg:width="2.54cm" svg:height="0.635cm" svg:x="9.207cm" svg:y="7.937cm">
          <text:p text:style-name="P1"><text:span text:style-name="T2">minions.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8" draw:id="id38" draw:layer="layout" svg:width="2.54cm" svg:height="0.635cm" svg:x="15.557cm" svg:y="5.08cm">
          <text:p text:style-name="P1"><text:span text:style-name="T2">getOpenOrder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1" draw:id="id61" draw:layer="layout" svg:width="2.54cm" svg:height="0.635cm" svg:x="15.557cm" svg:y="6.985cm">
          <text:p text:style-name="P1"><text:span text:style-name="T2">getOrderBoo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4H56M56S</meta:editing-duration>
    <meta:editing-cycles>4</meta:editing-cycles>
    <dc:title>BlankPresentation</dc:title>
    <meta:generator>OpenOffice/4.1.1$Win32 OpenOffice.org_project/411m6$Build-9775</meta:generator>
    <dc:date>2015-03-24T16:12:14.53</dc:date>
    <dc:creator>james </dc:creator>
    <meta:document-statistic meta:object-count="211"/>
    <meta:template xlink:type="simple" xlink:actuate="onRequest" xlink:title="BlankPresentation" xlink:href="../../../../OpenOffice.org/3/user/template/BlankPresentation.otp" meta:date="2015-01-06T12:05:42.46"/>
  </office:meta>
</office:document-meta>
</file>